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4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DefaultGrasSol"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4" style:family="paragraph" style:parent-style-name="DefaultPushToEnd"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1" style:font-name-complex="Courier New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4"/>
      <text:p text:style-name="P5"><text:span text:style-name="T2">%=COPIE_A=%</text:span> <text:tab/><text:tab/></text:p>
      <text:p text:style-name="P7">%=NO_DECISION=%</text:p>
      <text:p text:style-name="P5">%=AYANT_DROIT=%<text:tab/></text:p>
      <text:p text:style-name="P5"/>
      <text:p text:style-name="P7">%=DECISION_DU=%</text:p>
      <text:p text:style-name="P5">%=remLineWhenBlank(ANNULE_REMPLACE)=%</text:p>
      <text:p text:style-name="P5"/>
      <text:p text:style-name="P5"/>
      <text:p text:style-name="P26">%=POLITESSE=%<text:line-break/></text:p>
      <text:p text:style-name="P29">%=INTRO=%</text:p>
      <text:p text:style-name="P29"/>
      <text:p text:style-name="P24">%=CONFORM_LEGISLATION=%</text:p>
      <text:p text:style-name="P29"/>
      <text:p text:style-name="P24">%=VALABLE_DECISION =%</text:p>
      <text:p text:style-name="P31"><draw:frame draw:style-name="fr1" draw:name="Cadre1" text:anchor-type="paragraph" svg:y="0.201cm" svg:width="16.773cm" draw:z-index="0"><draw:text-box fo:min-height="1.746cm"><text:p text:style-name="P10"><text:tab/><text:span text:style-name="T3">%=B_PERIODE_CALCUL=%<text:tab/>%=PERIODE_CALCUL=%</text:span></text:p><text:p text:style-name="P35"/><text:p text:style-name="P3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5"/>
      <text:p text:style-name="P31">%=remLineWhenBlank(REDUCTION_PRIMES,1)=%</text:p>
      <text:p text:style-name="P25">%=remLineWhenBlank(B_REDUCTION_PRIMES,1)=%</text:p>
      <text:p text:style-name="P25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27">%=remLineWhenBlank(B_VERSEMENT_PC_REMARQUES,1)=%</text:p>
      <text:p text:style-name="P9"/>
      <text:p text:style-name="P31">%=remLineWhenBlank(REMARQUES,1)=%</text:p>
      <text:p text:style-name="P5">%=remLineWhenBlank(TXT_REMARQUES,1)=%</text:p>
      <text:p text:style-name="P8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30317993" text:style-name="L1">
        <text:list-item>
          <text:p text:style-name="P37">%=remLineWhenBlank(B_INFORMATIONS_2,1)=%</text:p>
        </text:list-item>
      </text:list>
      <text:p text:style-name="P14"/>
      <text:p text:style-name="P6">%=remLineWhenBlank(B_INFORMATIONS_3,1)=%</text:p>
      <text:p text:style-name="P6"/>
      <text:p text:style-name="P31">%=remLineWhenBlank(MOYENS_DROITS,1)=%</text:p>
      <text:p text:style-name="P14">%=remLineWhenBlank(B_MOYENS_DROITS,1)=%</text:p>
      <text:p text:style-name="P23"/>
      <text:p text:style-name="P28"><text:soft-page-break/>%=SALUTATIONS=%</text:p>
      <text:p text:style-name="P15"/>
      <text:p text:style-name="P12"><text:tab/><text:span text:style-name="T7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19">%=ANNEXE=%</text:p>
          </table:table-cell>
          <table:table-cell table:style-name="TableauAnnexeCopie.A1" office:value-type="string">
            <text:p text:style-name="P20">%=ANNEXES=%</text:p>
          </table:table-cell>
        </table:table-row>
        <table:table-row>
          <table:table-cell table:style-name="TableauAnnexeCopie.A1" office:value-type="string">
            <text:p text:style-name="P21">%=COPIE=%</text:p>
          </table:table-cell>
          <table:table-cell table:style-name="TableauAnnexeCopie.A1" office:value-type="string">
            <text:p text:style-name="P2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2T10:10:52.01</dc:date>
    <meta:print-date>2011-02-22T10:58:36</meta:print-date>
    <meta:editing-cycles>198</meta:editing-cycles>
    <meta:editing-duration>P3DT17H14M48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